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7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9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https://github.com/betagouv/rdv-solidarites.fr/issues/1318</text:p>
          </table:table-cell>
          <table:table-cell office:value-type="string" calcext:value-type="string">
            <text:p>8 avril 2021 15h</text:p>
          </table:table-cell>
          <table:table-cell office:value-type="string" calcext:value-type="string">
            <text:p>8 avril 2021 19h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ttps://github.com/betagouv/rdv-solidarites.fr/issues/1289</text:p>
          </table:table-cell>
          <table:table-cell office:value-type="string" calcext:value-type="string">
            <text:p>30 mars 2021 8h30</text:p>
          </table:table-cell>
          <table:table-cell office:value-type="string" calcext:value-type="string">
            <text:p>1 avril 2021 18h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github.com/betagouv/rdv-solidarites.fr/issues/1273</text:p>
          </table:table-cell>
          <table:table-cell office:value-type="string" calcext:value-type="string">
            <text:p>25 mars 2021 8h40</text:p>
          </table:table-cell>
          <table:table-cell office:value-type="string" calcext:value-type="string">
            <text:p>25 mars 2021 11h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ttps://github.com/betagouv/rdv-solidarites.fr/issues/1268</text:p>
          </table:table-cell>
          <table:table-cell office:value-type="string" calcext:value-type="string">
            <text:p>7 avril 10h</text:p>
          </table:table-cell>
          <table:table-cell office:value-type="string" calcext:value-type="string">
            <text:p>8 avril 9h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267</text:p>
          </table:table-cell>
          <table:table-cell office:value-type="string" calcext:value-type="string">
            <text:p>7 avril 2021 12h30</text:p>
          </table:table-cell>
          <table:table-cell office:value-type="string" calcext:value-type="string">
            <text:p>8 avril 2021 10h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266</text:p>
          </table:table-cell>
          <table:table-cell office:value-type="string" calcext:value-type="string">
            <text:p>23 mars 2021 17h30</text:p>
          </table:table-cell>
          <table:table-cell office:value-type="string" calcext:value-type="string">
            <text:p>23 mars 2021 19h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ttps://github.com/betagouv/rdv-solidarites.fr/issues/1265</text:p>
          </table:table-cell>
          <table:table-cell office:value-type="string" calcext:value-type="string">
            <text:p>5 avril 2021 0h30</text:p>
          </table:table-cell>
          <table:table-cell office:value-type="string" calcext:value-type="string">
            <text:p>6 avril 2021 15h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263</text:p>
          </table:table-cell>
          <table:table-cell office:value-type="string" calcext:value-type="string">
            <text:p>2 avril 2021 19h</text:p>
          </table:table-cell>
          <table:table-cell office:value-type="string" calcext:value-type="string">
            <text:p>2 avril 2021 19h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ttps://github.com/betagouv/rdv-solidarites.fr/issues/1244</text:p>
          </table:table-cell>
          <table:table-cell office:value-type="string" calcext:value-type="string">
            <text:p>19 avril 2021 22h30</text:p>
          </table:table-cell>
          <table:table-cell office:value-type="string" calcext:value-type="string">
            <text:p>22 avril 2021 18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github.com/betagouv/rdv-solidarites.fr/issues/1243</text:p>
          </table:table-cell>
          <table:table-cell office:value-type="string" calcext:value-type="string">
            <text:p>19 avril 2021 23h</text:p>
          </table:table-cell>
          <table:table-cell office:value-type="string" calcext:value-type="string">
            <text:p>22 avril 2021 14h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github.com/betagouv/rdv-solidarites.fr/issues/1306</text:p>
          </table:table-cell>
          <table:table-cell table:number-columns-repeated="2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ttps://github.com/betagouv/rdv-solidarites.fr/issues/1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306</text:p>
          </table:table-cell>
          <table:table-cell table:number-columns-repeated="2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ttps://github.com/betagouv/rdv-solidarites.fr/issues/1331</text:p>
          </table:table-cell>
          <table:table-cell table:number-columns-repeated="2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ttps://github.com/betagouv/rdv-solidarites.fr/issues/13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2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3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github.com/betagouv/rdv-solidarites.fr/issues/1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table:formula="of:=ROUND(SUM([.D1:.D17])/ROWS([.D1:.D19]))" office:value-type="float" office:value="1" calcext:value-type="float">
            <text:p>1</text:p>
          </table:table-cell>
        </table:table-row>
      </table:table>
      <table:table table:name="M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ttps://github.com/betagouv/rdv-solidarites.fr/issues/1146</text:p>
          </table:table-cell>
          <table:table-cell office:value-type="string" calcext:value-type="string">
            <text:p>28 mars 15h</text:p>
          </table:table-cell>
          <table:table-cell office:value-type="string" calcext:value-type="string">
            <text:p>2 avril 19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github.com/betagouv/rdv-solidarites.fr/issues/1132</text:p>
          </table:table-cell>
          <table:table-cell office:value-type="string" calcext:value-type="string">
            <text:p>19 janvier 17h</text:p>
          </table:table-cell>
          <table:table-cell office:value-type="string" calcext:value-type="string">
            <text:p>21 janvier 10h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github.com/betagouv/rdv-solidarites.fr/issues/1120</text:p>
          </table:table-cell>
          <table:table-cell office:value-type="string" calcext:value-type="string">
            <text:p>14 janvier 12h</text:p>
          </table:table-cell>
          <table:table-cell office:value-type="string" calcext:value-type="string">
            <text:p>1 février 9h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s://github.com/betagouv/rdv-solidarites.fr/issues/1113</text:p>
          </table:table-cell>
          <table:table-cell office:value-type="string" calcext:value-type="string">
            <text:p>5 février 14h30</text:p>
          </table:table-cell>
          <table:table-cell office:value-type="string" calcext:value-type="string">
            <text:p>17 février 13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github.com/betagouv/rdv-solidarites.fr/issues/1260</text:p>
          </table:table-cell>
          <table:table-cell office:value-type="string" calcext:value-type="string">
            <text:p>23 mars 19h30</text:p>
          </table:table-cell>
          <table:table-cell office:value-type="string" calcext:value-type="string">
            <text:p>26 mars 18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github.com/betagouv/rdv-solidarites.fr/issues/1176</text:p>
          </table:table-cell>
          <table:table-cell office:value-type="string" calcext:value-type="string">
            <text:p>11 février 8h30</text:p>
          </table:table-cell>
          <table:table-cell office:value-type="string" calcext:value-type="string">
            <text:p>16 février 8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github.com/betagouv/rdv-solidarites.fr/issues/1166</text:p>
          </table:table-cell>
          <table:table-cell office:value-type="string" calcext:value-type="string">
            <text:p>8 février 17h30</text:p>
          </table:table-cell>
          <table:table-cell office:value-type="string" calcext:value-type="string">
            <text:p>4 mars 18h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s://github.com/betagouv/rdv-solidarites.fr/issues/1163</text:p>
          </table:table-cell>
          <table:table-cell office:value-type="string" calcext:value-type="string">
            <text:p>2 février 8h30</text:p>
          </table:table-cell>
          <table:table-cell office:value-type="string" calcext:value-type="string">
            <text:p>10 février 18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s://github.com/betagouv/rdv-solidarites.fr/issues/104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github.com/betagouv/rdv-solidarites.fr/issues/123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5" table:formula="of:=ROUND(SUM([.D1:.D10])/ROWS([.D1:.D10]))" office:value-type="float" office:value="8" calcext:value-type="float">
            <text:p>8</text:p>
          </table:table-cell>
        </table:table-row>
      </table:table>
      <table:table table:name="L" table:style-name="ta1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ttps://github.com/betagouv/rdv-solidarites.fr/issues/1124</text:p>
          </table:table-cell>
          <table:table-cell office:value-type="string" calcext:value-type="string">
            <text:p>1 mars 14h30</text:p>
          </table:table-cell>
          <table:table-cell office:value-type="string" calcext:value-type="string">
            <text:p>19 mars 21h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s://github.com/betagouv/rdv-solidarites.fr/issues/1024</text:p>
          </table:table-cell>
          <table:table-cell office:value-type="string" calcext:value-type="string">
            <text:p>18 janvier 16h30</text:p>
          </table:table-cell>
          <table:table-cell office:value-type="string" calcext:value-type="string">
            <text:p>17 février 8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5" table:formula="of:=ROUND(SUM([.D1:.D2])/ROWS([.D1:.D2])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1:44:11.002175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9:10:27.662280227</meta:creation-date>
    <dc:date>2021-04-30T11:48:30.464808422</dc:date>
    <meta:editing-duration>PT2H12M31S</meta:editing-duration>
    <meta:editing-cycles>17</meta:editing-cycles>
    <meta:generator>LibreOffice/6.1.5.2$Linux_X86_64 LibreOffice_project/10$Build-2</meta:generator>
    <meta:document-statistic meta:table-count="3" meta:cell-count="105" meta:object-count="0"/>
  </office:meta>
</office:document-meta>
</file>